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pple-system" svg:font-family="apple-system, system-ui, BlinkMacSystemFont, 'Segoe UI', Roboto, 'Helvetica Neue', 'Fira Sans', Ubuntu, Oxygen, 'Oxygen Sans', Cantarell, 'Droid Sans', 'Apple Color Emoji', 'Segoe UI Emoji', 'Segoe UI Symbol', 'Lucida Grande', Helvetica, Arial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/>
      <style:text-properties fo:font-variant="normal" fo:text-transform="none" style:font-name="apple-system" fo:font-size="13pt" fo:letter-spacing="normal" fo:font-style="normal" fo:font-weight="bold" officeooo:rsid="000fc4e0" officeooo:paragraph-rsid="000fc4e0" style:font-size-asian="13pt" style:font-weight-asian="bold" style:font-size-complex="13pt" style:font-weight-complex="bold"/>
    </style:style>
    <style:style style:name="P2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officeooo:rsid="0013cce9" officeooo:paragraph-rsid="0013cce9"/>
    </style:style>
    <style:style style:name="P3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officeooo:rsid="00162ae3" officeooo:paragraph-rsid="00162ae3"/>
    </style:style>
    <style:style style:name="T1" style:family="text">
      <style:text-properties fo:font-variant="normal" fo:text-transform="none" style:font-name="apple-system" fo:font-size="12pt" fo:letter-spacing="normal" fo:font-style="normal" fo:font-weight="normal" style:font-size-asian="10.5pt" style:font-weight-asian="normal" style:font-size-complex="12pt" style:font-weight-complex="normal"/>
    </style:style>
    <style:style style:name="T2" style:family="text">
      <style:text-properties fo:font-variant="normal" fo:text-transform="none" style:font-name="apple-system" fo:font-size="12pt" fo:letter-spacing="normal" fo:font-style="normal" fo:font-weight="normal" officeooo:rsid="0015c15a" style:font-size-asian="10.5pt" style:font-weight-asian="normal" style:font-size-complex="12pt" style:font-weight-complex="normal"/>
    </style:style>
    <style:style style:name="T3" style:family="text">
      <style:text-properties officeooo:rsid="00162ae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tour student1 Parcours du combattant Algo <text:span text:style-name="T3">equipe pedagogique</text:span></text:p>
      <text:p text:style-name="P1"/>
      <text:p text:style-name="P3"><text:span text:style-name="T1">Student1 a réussi les 4 exercices, il n’a pas finalisé le 5eme alors qu’il était près du but (manque de temps?) </text:span></text:p>
      <text:p text:style-name="P3"><text:span text:style-name="T1"/></text:p>
      <text:p text:style-name="P3"><text:span text:style-name="T1">dans l’ensemble, il a fait du bon travail, il y a quelques érreurs de ‘débutant’ mais rien d’alarmant.</text:span></text:p>
      <text:p text:style-name="P3"><text:span text:style-name="T1"/></text:p>
      <text:p text:style-name="P3"><text:span text:style-name="T1">Je peux dire sans risque que student1 est à l’aise avec javascript.</text:span></text:p>
      <text:p text:style-name="P3"><text:span text:style-name="T1"/></text:p>
      <text:p text:style-name="P3"><text:span text:style-name="T1"/></text:p>
      <text:p text:style-name="P2"><text:span text:style-name="T2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pple-system" svg:font-family="apple-system, system-ui, BlinkMacSystemFont, 'Segoe UI', Roboto, 'Helvetica Neue', 'Fira Sans', Ubuntu, Oxygen, 'Oxygen Sans', Cantarell, 'Droid Sans', 'Apple Color Emoji', 'Segoe UI Emoji', 'Segoe UI Symbol', 'Lucida Grande', Helvetica, Arial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3-17T09:38:21.357000000</meta:creation-date>
    <dc:date>2020-03-20T23:38:20.563000000</dc:date>
    <meta:editing-duration>PT10M52S</meta:editing-duration>
    <meta:editing-cycles>2</meta:editing-cycles>
    <meta:generator>LibreOffice/6.3.2.2$Windows_X86_64 LibreOffice_project/98b30e735bda24bc04ab42594c85f7fd8be07b9c</meta:generator>
    <meta:document-statistic meta:table-count="0" meta:image-count="0" meta:object-count="0" meta:page-count="1" meta:paragraph-count="4" meta:word-count="59" meta:character-count="343" meta:non-whitespace-character-count="287"/>
  </office:meta>
</office:document-meta>
</file>